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sample</text:p>
          </table:table-cell>
          <table:table-cell office:value-type="string">
            <text:p>tidal_zone</text:p>
          </table:table-cell>
          <table:table-cell office:value-type="string">
            <text:p>Length.mm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1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2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3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25">
            <text:p>0,2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4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n5</text:p>
          </table:table-cell>
          <table:table-cell office:value-type="string">
            <text:p>low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3">
            <text:p>0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25">
            <text:p>0,2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25">
            <text:p>0,2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35">
            <text:p>0,3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table:formula="of:=" office:value-type="float" office:value="0">
            <text:p>Err:520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1.15">
            <text:p>1,1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1.05">
            <text:p>1,0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1.45">
            <text:p>1,4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1.25">
            <text:p>1,2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1.15">
            <text:p>1,1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1.15">
            <text:p>1,1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4">
            <text:p>0,4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1.15">
            <text:p>1,1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45">
            <text:p>0,4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55">
            <text:p>0,5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9">
            <text:p>0,9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65">
            <text:p>0,6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1.05">
            <text:p>1,0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7">
            <text:p>0,7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1.1">
            <text:p>1,1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75">
            <text:p>0,7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6">
            <text:p>0,6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95">
            <text:p>0,9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5">
            <text:p>0,8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5">
            <text:p>0,5</text:p>
          </table:table-cell>
        </table:table-row>
        <table:table-row table:style-name="ro2">
          <table:table-cell office:value-type="string">
            <text:p>Klushu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table:style-name="ce1" office:value-type="float" office:value="0.8">
            <text:p>0,8</text:p>
          </table:table-cell>
        </table:table-row>
        <table:table-row table:style-name="ro1" table:number-rows-repeated="10470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0" number:min-integer-digits="1"/>
    </number:number-style>
    <number:number-style style:name="N131">
      <number:number number:decimal-places="9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number:date-style style:name="N138">
      <number:month/>
      <number:text>.</number:text>
      <number:day/>
      <number:text>.</number:text>
      <number:year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7-17T15:59:13</meta:creation-date>
    <dc:date>2014-07-18T15:28:43</dc:date>
    <dc:creator>Sophia Nazarova</dc:creator>
    <meta:editing-duration>PT23H23M17S</meta:editing-duration>
    <meta:editing-cycles>3</meta:editing-cycles>
    <meta:generator>LibreOffice/3.6$Linux_X86_64 LibreOffice_project/360m1$Build-2</meta:generator>
    <meta:document-statistic meta:table-count="1" meta:cell-count="6016" meta:object-count="0"/>
  </office:meta>
</office:document-meta>
</file>